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style:text-properties officeooo:rsid="0000eefd" officeooo:paragraph-rsid="0000eefd"/>
    </style:style>
    <style:style style:name="T1" style:family="text">
      <style:text-properties officeooo:rsid="0001e565"/>
    </style:style>
    <style:style style:name="T2" style:family="text">
      <style:text-properties officeooo:rsid="00047ceb"/>
    </style:style>
    <style:style style:name="T3" style:family="text">
      <style:text-properties officeooo:rsid="0005833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bject Oriented Programming</text:p>
      <text:p text:style-name="P1">Rogue</text:p>
      <text:p text:style-name="P1">Michael Fiander</text:p>
      <text:p text:style-name="P1"><text:tab/>Writing Rogue in an object-oriented structure presents some very interesting problems. <text:span text:style-name="T1">In Rogue, the player has an inventory that holds various items such as weapons, armor, rings, potions and scrolls. The first problem is how to represent these objects in a similar manner so they can be stored in a data structure such as an array or vector that represents the player’s backpack. This is easily solved by creating a class hierarchy. Creating a base item class with derived classes of weapon, armor, and so on allows us to create a vector of type item that can hold all types of items. With this, we can create virtual functions for universal item operations such as picking them up, adding them to the pack, removing them from the pack, dropping them, and so on. The derived classes of weapon, armor, etc. contain functions for the individual item types such as swing, drink, put on and take off.</text:span></text:p>
      <text:p text:style-name="P1"><text:tab/><text:span text:style-name="T2">Now that we have a class hierarchy of item and item sub-classes, another problem arises. This is that in Rogue there is a distinction between normal items such as weapons and armor and magic items such as scroll, staves, potions and rings that have magical effects. Now, we need to create an Object class and create Item and Magic Item derived classes. This allows us to give universal functionality such as pick up and drop to our derived classes by giving them to the Object class and allow the Item and Magic item classes have their own separate set of variables needed for their function. Mundane items now also have their own member functions and magic items have theirs.</text:span></text:p>
      <text:p text:style-name="P1"><text:tab/><text:span text:style-name="T3">Perhaps what is the most interesting problem with interpreting Rogue in an Object Oriented point of view comes not explicitly from how it’s programmed, but the design of the game and the state of game design in the 80’s when Rogue was released. While Rogue has a graphical interface that uses text symbols on screen to represent the world and everything in it, the game is controlled through text commands. People who are familiar with text-based adventure games would be familiar with how text commands work. The player gives an action in the form of a verb and provides an object to perform the </text:span><text:soft-page-break/><text:span text:style-name="T3">verb on. In a game like Zork the player can “Walk North” or “Look at Sign” and so on. In Rogue, the player has a set of commands such as swing and drink so they can give commands like “Swing Sword” and “Drink Potion”. However, the player can also “Drink Sword”, “Read Potion”, and “Swing Scroll”. This means that the game needs to be able to handle the user using functions with items that they shouldn’t be allowed to. This sort of problem showcases one of the biggest strengths of Object Oriented Design which is the ability to create virtual functions and virtual function overrides. In the base class for items, we can define functions for using items that will be able to handle when the wrong item is used with a function. When that item’s class contains a function override, the override is executed and the correct code for swinging the sword or reading the scroll is executed. When no override is found, the version of the function of the base class is called, doing nothing and displaying a message to the players such as "Yuk! Why would you want to drink that?" or "It would be difficult to wrap that around a finger.", letting the player know that they cannot do that action with that ite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9T19:35:19.512000000</meta:creation-date>
    <dc:date>2018-05-09T23:12:08.500000000</dc:date>
    <meta:editing-duration>PT3H16M2S</meta:editing-duration>
    <meta:editing-cycles>11</meta:editing-cycles>
    <meta:generator>LibreOffice/6.0.0.3$Windows_X86_64 LibreOffice_project/64a0f66915f38c6217de274f0aa8e15618924765</meta:generator>
    <meta:document-statistic meta:table-count="0" meta:image-count="0" meta:object-count="0" meta:page-count="2" meta:paragraph-count="6" meta:word-count="603" meta:character-count="3423" meta:non-whitespace-character-count="2823"/>
  </office:meta>
</office:document-meta>
</file>